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18pt" fo:letter-spacing="normal" fo:font-style="normal" style:text-underline-style="none" fo:font-weight="bold" style:font-name-asian="Thasadith" style:font-size-asian="18pt" style:font-style-asian="normal" style:font-weight-asian="bold" style:font-name-complex="Thasadith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Network. Classful Networks</text:span></text:p>
          </draw:text-box>
        </draw:frame>
        <draw:frame draw:name="Google Shape;183;p42" presentation:style-name="pr2" draw:text-style-name="P3" draw:layer="layout" svg:width="22.86cm" svg:height="10.509cm" svg:x="1.27cm" svg:y="2.826cm" presentation:class="outline" presentation:user-transformed="true">
          <draw:text-box>
            <text:p text:style-name="P1"><text:span text:style-name="T2"/></text:p>
            <text:p text:style-name="P1"><text:span text:style-name="T2">1. Which of the following are not valid Class A network IDs? (Choose two answers.)</text:span></text:p>
            <text:p text:style-name="P1"><text:span text:style-name="T2"/></text:p>
            <text:p text:style-name="P1"><text:span text:style-name="T2">A. 1.0.0.0</text:span></text:p>
            <text:p text:style-name="P1"><text:span text:style-name="T3">B. 130.0.0.0</text:span></text:p>
            <text:p text:style-name="P1"><text:span text:style-name="T3">C. 127.0.0.0</text:span></text:p>
            <text:p text:style-name="P1"><text:span text:style-name="T2">D. 9.0.0.0</text:span></text:p>
            <text:p text:style-name="P1"><text:span text:style-name="T2"/></text:p>
            <text:p text:style-name="P1"><text:span text:style-name="T2">2. Which of the following are not valid Class B network IDs?</text:span></text:p>
            <text:p text:style-name="P1"><text:span text:style-name="T2"/></text:p>
            <text:p text:style-name="P1"><text:span text:style-name="T2">A. 130.0.0.0</text:span></text:p>
            <text:p text:style-name="P1"><text:span text:style-name="T2">B. 191.255.0.0</text:span></text:p>
            <text:p text:style-name="P1"><text:span text:style-name="T2">C. 128.0.0.0</text:span></text:p>
            <text:p text:style-name="P1"><text:span text:style-name="T2">D. 150.255.0.0</text:span></text:p>
            <text:p text:style-name="P1"><text:span text:style-name="T3">E. All are valid Class B network IDs</text:span></text:p>
            <text:p text:style-name="P1"><text:span text:style-name="T2"/></text:p>
            <text:p text:style-name="P1"><text:span text:style-name="T2">3. Which of the following are true about IP address 172.16.99.45’s IP network? (Select two </text:span><text:span text:style-name="T2">answers.)</text:span></text:p>
            <text:p text:style-name="P1"><text:span text:style-name="T2"/></text:p>
            <text:p text:style-name="P1"><text:span text:style-name="T2">A. The network ID is 172.0.0.0.</text:span></text:p>
            <text:p text:style-name="P1"><text:span text:style-name="T3">B. The network is a Class B network.</text:span></text:p>
            <text:p text:style-name="P1"><text:span text:style-name="T2">C. The default mask for the network is 255.255.255.0.</text:span></text:p>
            <text:p text:style-name="P1"><text:span text:style-name="T3">D. The number of host bits in the unsubnetted network is 16.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4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4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3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6T22:25:59.039169477</dc:date>
    <meta:editing-duration>PT3H30M14S</meta:editing-duration>
    <meta:editing-cycles>23</meta:editing-cycles>
    <meta:document-statistic meta:object-count="31"/>
  </office:meta>
</office:document-meta>
</file>